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08cm"/>
    </style:style>
    <style:style style:name="co3" style:family="table-column">
      <style:table-column-properties fo:break-before="auto" style:column-width="14.517cm"/>
    </style:style>
    <style:style style:name="co4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2.1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cm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cm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cm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cm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cm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cm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cm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cm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cm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cm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cm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cm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TestPlan for Trial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4" table:default-cell-style-name="Default"/>
        <table:table-column table:style-name="co6" table:number-columns-repeated="11" table:default-cell-style-name="Default"/>
        <table:table-column table:style-name="co5" table:number-columns-repeated="47" table:default-cell-style-name="ce16"/>
        <table:table-row table:style-name="ro2">
          <table:table-cell table:number-columns-repeated="2"/>
          <table:table-cell table:style-name="ce9" office:value-type="string">
            <text:p>Total High</text:p>
          </table:table-cell>
          <table:table-cell table:formula="of:=SUMIF([.C5:.C889];&quot;High&quot;;[.D5:.D889])" office:value-type="float" office:value="221">
            <text:p>221</text:p>
          </table:table-cell>
          <table:table-cell table:formula="of:=SUMPRODUCT(([.C5:.C889]=&quot;High&quot;)*([.E5:.E889]=&quot;x&quot;)*[.D5:.D889])" office:value-type="float" office:value="42">
            <text:p>42</text:p>
          </table:table-cell>
          <table:table-cell table:formula="of:=SUMPRODUCT(([.C5:.C889]=&quot;High&quot;)*([.F5:.F889]=&quot;x&quot;)*[.D5:.D889])" office:value-type="float" office:value="57">
            <text:p>57</text:p>
          </table:table-cell>
          <table:table-cell table:formula="of:=SUMPRODUCT(([.C5:.C889]=&quot;High&quot;)*([.G5:.G889]=&quot;x&quot;)*[.D5:.D889])" office:value-type="float" office:value="38">
            <text:p>38</text:p>
          </table:table-cell>
          <table:table-cell table:formula="of:=SUMPRODUCT(([.C5:.C889]=&quot;High&quot;)*([.H5:.H889]=&quot;x&quot;)*[.D5:.D889])" office:value-type="float" office:value="34">
            <text:p>34</text:p>
          </table:table-cell>
          <table:table-cell table:formula="of:=SUMPRODUCT(([.C5:.C889]=&quot;High&quot;)*([.I5:.I889]=&quot;x&quot;)*[.D5:.D889])" office:value-type="float" office:value="48">
            <text:p>48</text:p>
          </table:table-cell>
          <table:table-cell table:number-columns-repeated="6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5" office:value-type="string">
            <text:p>Total Medium</text:p>
          </table:table-cell>
          <table:table-cell table:formula="of:=SUMIF([.C5:.C889];&quot;Medium&quot;;[.D5:.D889])" office:value-type="float" office:value="92">
            <text:p>92</text:p>
          </table:table-cell>
          <table:table-cell table:formula="of:=SUMPRODUCT(([.C5:.C889]=&quot;Medium&quot;)*([.E5:.E889]=&quot;x&quot;)*[.D5:.D889])" office:value-type="float" office:value="12">
            <text:p>12</text:p>
          </table:table-cell>
          <table:table-cell table:formula="of:=SUMPRODUCT(([.C5:.C889]=&quot;Medium&quot;)*([.F5:.F889]=&quot;x&quot;)*[.D5:.D889])" office:value-type="float" office:value="12">
            <text:p>12</text:p>
          </table:table-cell>
          <table:table-cell table:formula="of:=SUMPRODUCT(([.C5:.C889]=&quot;Medium&quot;)*([.G5:.G889]=&quot;x&quot;)*[.D5:.D889])" office:value-type="float" office:value="33">
            <text:p>33</text:p>
          </table:table-cell>
          <table:table-cell table:formula="of:=SUMPRODUCT(([.C5:.C889]=&quot;Medium&quot;)*([.H5:.H889]=&quot;x&quot;)*[.D5:.D889])" office:value-type="float" office:value="22">
            <text:p>22</text:p>
          </table:table-cell>
          <table:table-cell table:formula="of:=SUMPRODUCT(([.C5:.C889]=&quot;Medium&quot;)*([.I5:.I889]=&quot;x&quot;)*[.D5:.D889])" office:value-type="float" office:value="13">
            <text:p>13</text:p>
          </table:table-cell>
          <table:table-cell table:number-columns-repeated="6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13" office:value-type="string">
            <text:p>Total Low</text:p>
          </table:table-cell>
          <table:table-cell table:formula="of:=SUMIF([.C5:.C889];&quot;Low&quot;;[.D5:.D889])" office:value-type="float" office:value="9">
            <text:p>9</text:p>
          </table:table-cell>
          <table:table-cell table:formula="of:=SUMPRODUCT(([.C5:.C889]=&quot;Low&quot;)*([.E5:.E889]=&quot;x&quot;)*[.D5:.D889])" office:value-type="float" office:value="2">
            <text:p>2</text:p>
          </table:table-cell>
          <table:table-cell table:formula="of:=SUMPRODUCT(([.C5:.C889]=&quot;Low&quot;)*([.F5:.F889]=&quot;x&quot;)*[.D5:.D889])" office:value-type="float" office:value="1">
            <text:p>1</text:p>
          </table:table-cell>
          <table:table-cell table:formula="of:=SUMPRODUCT(([.C5:.C889]=&quot;Low&quot;)*([.G5:.G889]=&quot;x&quot;)*[.D5:.D889])" office:value-type="float" office:value="2">
            <text:p>2</text:p>
          </table:table-cell>
          <table:table-cell table:formula="of:=SUMPRODUCT(([.C5:.C889]=&quot;Low&quot;)*([.H5:.H889]=&quot;x&quot;)*[.D5:.D889])" office:value-type="float" office:value="4">
            <text:p>4</text:p>
          </table:table-cell>
          <table:table-cell table:formula="of:=SUMPRODUCT(([.C5:.C889]=&quot;Low&quot;)*([.I5:.I889]=&quot;x&quot;)*[.D5:.D889])" office:value-type="float" office:value="0">
            <text:p>0</text:p>
          </table:table-cell>
          <table:table-cell table:number-columns-repeated="6"/>
          <table:table-cell table:style-name="ce25" table:number-columns-repeated="47"/>
        </table:table-row>
        <table:table-row table:style-name="ro3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hai.nguyen</text:p>
          </table:table-cell>
          <table:table-cell table:style-name="ce24" office:value-type="string">
            <text:p>maamoun.soltani</text:p>
          </table:table-cell>
          <table:table-cell table:style-name="ce24" office:value-type="string">
            <text:p>Path</text:p>
          </table:table-cell>
          <table:table-cell table:style-name="ce24" table:number-columns-repeated="3"/>
          <table:table-cell table:style-name="ce25" table:number-columns-repeated="49"/>
        </table:table-row>
        <table:table-row table:style-name="ro2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Hom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Hom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Hom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Smoke/Integration/Spac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Smoke/Integration/Spac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Smoke/Integration/Spac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Smoke/Integration/Wiki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Smoke/Integration/Wiki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Smoke/Integration/Wiki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Sites Explor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Sites Explor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Sites Explor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Smoke/Integration/Foru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Smoke/Integration/Foru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Smoke/Integration/Foru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Smoke/Integration/I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Smoke/Integration/I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Smoke/Integration/I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CMI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CMI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CMI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Manage Personal 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Manage Personal 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Manage Personal 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Manage Public 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Manage Public 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Manage Public 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Share a 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Share a 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Share a 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Check highlight in mini 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Check highlight in mini 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Check highlight in mini 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Check pop up remin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Check pop up remin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Check pop up remin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Check mail remin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Check mail remin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Check mail remin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Add events to a shared 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Add events to a shared 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Add events to a shared 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Add events to a public 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Add events to a public 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Add events to a public 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Check all the view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Check all the view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Check all the view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Drag and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Drag and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Drag and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Resize event/tas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Resize event/tas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Resize event/tas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Manage Grou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Manage Grou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Manage Grou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Advance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Advance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alendar\Advance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Manage Tas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Manage Tas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alendar\Manage Tas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Add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Add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Add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Configu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Configu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Configu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Add contac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Add contac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Add contac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Remov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Remov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Remov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User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User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User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Add private cha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Add private cha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Add private cha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Send private mess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Send private mess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Send private mess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Send 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Send 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Send 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Expor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Expor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Expor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Message in perio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Message in perio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Message in perio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Leave a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Leave a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Leave a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Send 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Send 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hat\Send 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Join a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Join a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hat\Join a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ontact\Manage Address boo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ontact\Manage Address boo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ontact\Manage Address boo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ontact\Sha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ontact\Sha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ontact\Sha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ontact\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ontact\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ontact\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ontact\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ontact\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ontact\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ontact\Manag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ontact\Manag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ontact\Manag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ontact\Copy and 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ontact\Copy and 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ontact\Copy and 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ontact\Shar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ontact\Shar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ontact\Shar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ontact\Send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ontact\Send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ontact\Send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ontact\Switch view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ontact\Switch view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ontact\Switch view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ontact\Quick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ontact\Quick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ontact\Quick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ontact\Advanced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ontact\Advanced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Contact\Advanced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ontact\Tag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ontact\Tag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Contact\Tag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Manage Accou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Manage Accou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Manage Accou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Dele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Dele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Dele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Manage contact in Mai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Manage contact in Mai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Manage contact in Mai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Add event in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Add event in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Add event in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Filter 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Filter 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Filter 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Manage fil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Manage fil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Manage fil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Manage 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Manage 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Manage 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Check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Check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Check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Compos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Compos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Compos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Draf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Draf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Draf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Forwar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Forwar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Forwar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Quick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Quick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Quick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Advance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Advance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S\Mail\Advance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Manage Ta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Manage Ta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office:value-type="string">
            <text:p>x</text:p>
          </table:table-cell>
          <table:table-cell table:style-name="ce16" office:value-type="string">
            <text:p>CS\Mail\Manage Ta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ction\Copy_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ction\Copy_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ction\Copy_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Cut_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Cut_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Cut_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ction\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ction\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ction\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Renam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Renam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Renam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ction\Sym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ction\Sym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ction\Sym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WebDAV\Cre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WebDAV\Cre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WebDAV\Cre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ction\WebDAV\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ction\WebDAV\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ction\WebDAV\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Drag_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Drag_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Drag_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in\Pub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in\Pub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in\Pub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in\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in\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in\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in\Rel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in\Rel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in\Rel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in\Node_Propert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in\Node_Propert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in\Node_Propert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in\Export_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in\Export_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in\Export_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Ta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Ta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Ta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\Categor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\Categor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\Categor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Templ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Templ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Templ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\Dri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\Dri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\Dri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Namespa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Namespa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Namespa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\Node_Typ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\Node_Typ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\Node_Typ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Que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Que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Que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\Scrip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\Scrip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\Scrip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Ac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Ac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Ac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\Lock_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\Lock_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ADM\Lock_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Folder\Content_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Folder\Content_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Folder\Content_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Clipboa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Clipboa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Clipboa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Tag\Priv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Tag\Priv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Tag\Priv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Collaboration\Tag\Publi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Collaboration\Tag\Publi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Collaboration\Tag\Publi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Langu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Langu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Langu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Collabora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Collabora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Collabora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Create\Document\Artic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Create\Document\Artic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Create\Document\Artic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Document\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Document\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Document\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Create\Document\Free_Layou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Create\Document\Free_Layou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Create\Document\Free_Layou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Info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Info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Info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Info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Info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Info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Simp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Simp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Simp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Search\Advance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Search\Advance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Search\Advance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Que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Que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Que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Setting\Browsing_Preferenc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Setting\Browsing_Preferenc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DMS\Setting\Browsing_Preferenc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Upload_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Upload_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Upload_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Content_List_Viewer\Create_By_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Content_List_Viewer\Create_By_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Content_List_Viewer\Create_By_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Content_List_Viewer\Create_By_Content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Content_List_Viewer\Create_By_Content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Content_List_Viewer\Create_By_Content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UnPub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UnPub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UnPub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Edit_CLV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Edit_CLV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Edit_CLV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FCK_Edito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FCK_Edito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FCK_Edito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Form_Genera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Form_Genera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Form_Genera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Newsletter_Manager\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Newsletter_Manager\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Newsletter_Manager\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Newsletter_Manager\Subscrip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Newsletter_Manager\Subscrip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Newsletter_Manager\Subscrip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Newsletter_Manager\Lett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Newsletter_Manager\Lett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Newsletter_Manager\Lett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Newsletter_Manager\Subscribe_Let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Newsletter_Manager\Subscribe_Let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Newsletter_Manager\Subscribe_Let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New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New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New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Single_Content_Vie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Single_Content_Vie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WCM\Single_Content_Vie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WF\Admin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WF\Admin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WF\Admin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WF\Admin\Uploa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WF\Admin\Uploa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WF\Admin\Uploa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WF\Content_Publishing\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WF\Content_Publishing\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WF\Content_Publishing\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WF\Holiday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WF\Holiday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WF\Holiday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WF\Pay_Raise\WF\Gra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WF\Pay_Raise\WF\Gra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3"/>
          <table:table-cell office:value-type="string">
            <text:p>x</text:p>
          </table:table-cell>
          <table:table-cell table:style-name="ce16"/>
          <table:table-cell table:style-name="ce16" office:value-type="string">
            <text:p>WF\Pay_Raise\WF\Gra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Authenticate\Sign I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Authenticate\Sign I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Authenticate\Sign I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Dashboard\Drag &amp;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Dashboard\Drag &amp;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Dashboard\Drag &amp;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Dashboard\Manage gadge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Dashboard\Manage gadge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Dashboard\Manage gadge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Dashboard\Manage tab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Dashboard\Manage tab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Dashboard\Manage tab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Layout\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Layout\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Layout\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Add application into 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Add application into 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Add application into 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Add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Add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Add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Gadget\Remot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Gadget\Remot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Gadget\Remot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User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User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User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Group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Group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Group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Membership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Membership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Membership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Edit\Basic\page for port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Edit\Basic\page for port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Edit\Basic\page for port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porta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porta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porta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Basic\page for grou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Basic\page for grou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Basic\page for grou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us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us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us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Advanced\Port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Advanced\Port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Advanced\Port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Advanced\Grou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Advanced\Grou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Advanced\Grou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Advanced\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Advanced\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Advanced\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Edit\Basic\page for grou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Edit\Basic\page for grou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Edit\Basic\page for grou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Edit\Basic\page for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Edit\Basic\page for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Edit\Basic\page for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change porta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change porta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change porta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Layout\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Layout\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Layout\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Portal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Portal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Portal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Add application into category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Add application into category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Add application into category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age_Nav\Navigation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age_Nav\Navigation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age_Nav\Navigation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age_Nav\Navigation\Manage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age_Nav\Navigation\Manage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age_Nav\Navigation\Manage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Group\Organization\New Staff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Group\Organization\New Staff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Group\Organization\New Staff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rivate mode\Account Settings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rivate mode\Account Settings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rivate mode\Account Settings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Account Settings\Passwo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Account Settings\Passwo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Account Settings\Passwo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rivate mode\Language Settin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rivate mode\Language Settin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rivate mode\Language Settin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Skin 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Skin 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Skin 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ublic m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ublic m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ublic m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ublic mode\Forgot user name/passwo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ublic mode\Forgot user name/passwo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ublic mode\Forgot user name/passwo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ublic mode\Language Settin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ublic mode\Language Settin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ublic mode\Language Settin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ublic mode\Remember my logi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ublic mode\Remember my logi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Public mode\Remember my logi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Site map\Link p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Site map\Link p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Site map\Link p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Site map\Show or hide 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Site map\Show or hide 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Site map\Show or hide 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User Navigation\Edit\Edit Layout\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User Navigation\Edit\Edit Layout\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User Navigation\Edit\Edit Layout\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Answer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Answer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Answer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Answer\Rate_And_S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Answer\Rate_And_S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Answer\Rate_And_S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Answer\Active_And_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Answer\Active_And_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Answer\Active_And_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Answer\Manage_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Answer\Manage_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Answer\Manage_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Category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Category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Category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Category\Drag_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Category\Drag_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Category\Drag_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Category\Export 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Category\Export 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Category\Export 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Category\Watch_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Category\Watch_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Category\Watch_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Question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Question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Question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Question\Se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Question\Se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Question\Se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Question\Manage_Ques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Question\Manage_Ques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Question\Manage_Ques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Search_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Search_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Answers\Search_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Setting 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Setting 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Answers\Setting 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FAQ\Browse_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FAQ\Browse_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FAQ\Browse_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FAQ\Setting_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FAQ\Setting_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FAQ\Setting_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FAQ\View_Ques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FAQ\View_Ques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FAQ\View_Ques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Forum\Administration\Ban_I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Forum\Administration\Ban_I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Forum\Administration\Ban_I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Forum\Administration\Manage_BB_C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Forum\Administration\Manage_BB_C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Forum\Administration\Manage_BB_C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Forum\Bookmar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Forum\Bookmar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Forum\Bookmar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Forum\Category\Basic_Action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Forum\Category\Basic_Action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KS\Forum\Category\Basic_Action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Forum\Category\Import_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Forum\Category\Import_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Forum\Category\Import_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Forum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Forum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Forum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Forum\More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Forum\More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Forum\More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User_Manage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User_Manage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User_Manage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Post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Post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Post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Private_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Private_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Private_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Setting_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Setting_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Setting_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Topic\More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Topic\More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Topic\More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Ta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Ta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Ta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Topic\R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Topic\R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Topic\R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Manage_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Manage_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Manage_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User_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User_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orum\User_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Watch_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Watch_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Watch_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Wiki\Page\Plain Text Edi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Wiki\Page\Plain Text Edi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Wiki\Page\Plain Text Edi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Wiki\Page\Rich Text Edito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Wiki\Page\Rich Text Edito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Wiki\Page\Rich Text Edito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Wiki\Edit\Paragrap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Wiki\Edit\Paragrap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Wiki\Edit\Paragrap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Wiki\Renam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Wiki\Renam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Wiki\Renam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Wiki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Wiki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Wiki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Wiki\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Wiki\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Wiki\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Wiki\Attachmen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Wiki\Attachmen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Wiki\Attachmen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Wiki\Page_Info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Wiki\Page_Info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Wiki\Page_Info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Wiki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Wiki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Wiki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Wiki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Wiki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Wiki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NAG_01</text:p>
          </table:table-cell>
          <table:table-cell table:style-name="ce16" office:value-type="string">
            <text:p>SniffTest - Verify Nag screen first start page navigation</text:p>
          </table:table-cell>
          <table:table-cell office:value-type="string">
            <text:p>High</text:p>
          </table:table-cell>
          <table:table-cell table:style-name="ce17" office:value-type="float" office:value="10">
            <text:p>1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Portal\Trial\Registr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NAG_01</text:p>
          </table:table-cell>
          <table:table-cell table:style-name="ce16" office:value-type="string">
            <text:p>SniffTest - Verify Nag screen first start page navig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\Trial\Registr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NAG_01</text:p>
          </table:table-cell>
          <table:table-cell table:style-name="ce16" office:value-type="string">
            <text:p>SniffTest - Verify Nag screen first start page navigation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Portal\Trial\Registr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Li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Li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Li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18</text:p>
          </table:table-cell>
          <table:table-cell table:style-name="ce16" office:value-type="string">
            <text:p>SniffTest - Search peopl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18</text:p>
          </table:table-cell>
          <table:table-cell table:style-name="ce16" office:value-type="string">
            <text:p>SniffTest - Search peop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18</text:p>
          </table:table-cell>
          <table:table-cell table:style-name="ce16" office:value-type="string">
            <text:p>SniffTest - Search peop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0</text:p>
          </table:table-cell>
          <table:table-cell table:style-name="ce16" office:value-type="string">
            <text:p>SniffTest - Network lis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Networ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0</text:p>
          </table:table-cell>
          <table:table-cell table:style-name="ce16" office:value-type="string">
            <text:p>SniffTest - Network li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Networ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0</text:p>
          </table:table-cell>
          <table:table-cell table:style-name="ce16" office:value-type="string">
            <text:p>SniffTest - Network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Networ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Received Invita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Received Invita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Received Invita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2</text:p>
          </table:table-cell>
          <table:table-cell table:style-name="ce16" office:value-type="string">
            <text:p>SniffTest - Outgoing lis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Pending Request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2</text:p>
          </table:table-cell>
          <table:table-cell table:style-name="ce16" office:value-type="string">
            <text:p>SniffTest - Outgoing li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Pending Request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2</text:p>
          </table:table-cell>
          <table:table-cell table:style-name="ce16" office:value-type="string">
            <text:p>SniffTest - Outgoing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Pending Request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Activities/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Activities/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Activities/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4</text:p>
          </table:table-cell>
          <table:table-cell table:style-name="ce16" office:value-type="string">
            <text:p>SniffTest - Actions on Activit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Activities/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4</text:p>
          </table:table-cell>
          <table:table-cell table:style-name="ce16" office:value-type="string">
            <text:p>SniffTest - Actions on Activit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Activities/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4</text:p>
          </table:table-cell>
          <table:table-cell table:style-name="ce16" office:value-type="string">
            <text:p>SniffTest - Actions on Activit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Activities/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Activit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Activit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Activit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6</text:p>
          </table:table-cell>
          <table:table-cell table:style-name="ce16" office:value-type="string">
            <text:p>SniffTest - View and Edit user's profil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Profile/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6</text:p>
          </table:table-cell>
          <table:table-cell table:style-name="ce16" office:value-type="string">
            <text:p>SniffTest - View and Edit user's profi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Profile/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6</text:p>
          </table:table-cell>
          <table:table-cell table:style-name="ce16" office:value-type="string">
            <text:p>SniffTest - View and Edit user's pro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Profile/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Pro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Pro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Pro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8</text:p>
          </table:table-cell>
          <table:table-cell table:style-name="ce16" office:value-type="string">
            <text:p>SniffTest - Drag &amp; drop gadget in Dashboar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Dashboard/Drag and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8</text:p>
          </table:table-cell>
          <table:table-cell table:style-name="ce16" office:value-type="string">
            <text:p>SniffTest - Drag &amp; drop gadget in Dashboard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Dashboard/Drag and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8</text:p>
          </table:table-cell>
          <table:table-cell table:style-name="ce16" office:value-type="string">
            <text:p>SniffTest - Drag &amp; drop gadget in Dashboar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Dashboard/Drag and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Dashboard/View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Dashboard/View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Dashboard/View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30</text:p>
          </table:table-cell>
          <table:table-cell table:style-name="ce16" office:value-type="string">
            <text:p>SniffTest - View Connections list of other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Other User/Networ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30</text:p>
          </table:table-cell>
          <table:table-cell table:style-name="ce16" office:value-type="string">
            <text:p>SniffTest - View Connections list of other us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Other User/Networ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30</text:p>
          </table:table-cell>
          <table:table-cell table:style-name="ce16" office:value-type="string">
            <text:p>SniffTest - View Connections list of othe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Other User/Networ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Man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Man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Man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3</text:p>
          </table:table-cell>
          <table:table-cell table:style-name="ce16" office:value-type="string">
            <text:p>SniffTest - Search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3</text:p>
          </table:table-cell>
          <table:table-cell table:style-name="ce16" office:value-type="string">
            <text:p>SniffTest - Search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3</text:p>
          </table:table-cell>
          <table:table-cell table:style-name="ce16" office:value-type="string">
            <text:p>SniffTest - Search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Acces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Acces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Acces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5</text:p>
          </table:table-cell>
          <table:table-cell table:style-name="ce16" office:value-type="string">
            <text:p>SniffTest - Add Activity on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Activit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5</text:p>
          </table:table-cell>
          <table:table-cell table:style-name="ce16" office:value-type="string">
            <text:p>SniffTest - Add Activity on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Activit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5</text:p>
          </table:table-cell>
          <table:table-cell table:style-name="ce16" office:value-type="string">
            <text:p>SniffTest - Add Activity on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Activit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Activity 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Activity 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Activity 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7</text:p>
          </table:table-cell>
          <table:table-cell table:style-name="ce16" office:value-type="string">
            <text:p>SniffTest - Invite/Accept user to Spac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ember/Invi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7</text:p>
          </table:table-cell>
          <table:table-cell table:style-name="ce16" office:value-type="string">
            <text:p>SniffTest - Invite/Accept user to Spac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ember/Invi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7</text:p>
          </table:table-cell>
          <table:table-cell table:style-name="ce16" office:value-type="string">
            <text:p>SniffTest - Invite/Accept user to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ember/Invi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Member/Reque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Member/Reque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Member/Reque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9</text:p>
          </table:table-cell>
          <table:table-cell table:style-name="ce16" office:value-type="string">
            <text:p>SniffTest - Remove user from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ember/Re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9</text:p>
          </table:table-cell>
          <table:table-cell table:style-name="ce16" office:value-type="string">
            <text:p>SniffTest - Remove user from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ember/Re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9</text:p>
          </table:table-cell>
          <table:table-cell table:style-name="ce16" office:value-type="string">
            <text:p>SniffTest - Remove user from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ember/Re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Member/Change Ro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Member/Change Ro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Member/Change Ro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11</text:p>
          </table:table-cell>
          <table:table-cell table:style-name="ce16" office:value-type="string">
            <text:p>SniffTest - Add/Edit/Delete application on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Applic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1</text:p>
          </table:table-cell>
          <table:table-cell table:style-name="ce16" office:value-type="string">
            <text:p>SniffTest - Add/Edit/Delete application on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Applic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1</text:p>
          </table:table-cell>
          <table:table-cell table:style-name="ce16" office:value-type="string">
            <text:p>SniffTest - Add/Edit/Delete application on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Applic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Lea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Lea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Lea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13</text:p>
          </table:table-cell>
          <table:table-cell table:style-name="ce16" office:value-type="string">
            <text:p>SniffTest - Manage Space Navigation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anage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3</text:p>
          </table:table-cell>
          <table:table-cell table:style-name="ce16" office:value-type="string">
            <text:p>SniffTest - Manage Space Navigation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anage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3</text:p>
          </table:table-cell>
          <table:table-cell table:style-name="ce16" office:value-type="string">
            <text:p>SniffTest - Manage Space Navigation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anage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List/Invit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List/Invit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List/Invit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15</text:p>
          </table:table-cell>
          <table:table-cell table:style-name="ce16" office:value-type="string">
            <text:p>SniffTest - Check Pending space li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ist/Pend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5</text:p>
          </table:table-cell>
          <table:table-cell table:style-name="ce16" office:value-type="string">
            <text:p>SniffTest - Check Pending space lis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ist/Pend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5</text:p>
          </table:table-cell>
          <table:table-cell table:style-name="ce16" office:value-type="string">
            <text:p>SniffTest - Check Pending space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ist/Pend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List/Publi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List/Publi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List/Public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SNF_TERMS_AND_CONDITION_01</text:p>
          </table:table-cell>
          <table:table-cell table:style-name="ce16" office:value-type="string">
            <text:p>SniffTest - Show/Hide the terms and conditions agreement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5"/>
          <table:table-cell table:style-name="ce16" office:value-type="string">
            <text:p>Portal/terms an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TERMS_AND_CONDITION_01</text:p>
          </table:table-cell>
          <table:table-cell table:style-name="ce16" office:value-type="string">
            <text:p>SniffTest - Show/Hide the terms and conditions agreement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/terms an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SNF_TERMS_AND_CONDITION_01</text:p>
          </table:table-cell>
          <table:table-cell table:style-name="ce16" office:value-type="string">
            <text:p>SniffTest - Show/Hide the terms and conditions agreement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/terms a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01</text:p>
          </table:table-cell>
          <table:table-cell office:value-type="string">
            <text:p>SniffTest - Show Desktop Context Menu for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Webos\Application\Basic_Actions\Show_for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1</text:p>
          </table:table-cell>
          <table:table-cell office:value-type="string">
            <text:p>SniffTest - Show Desktop Context Menu form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Webos\Application\Basic_Actions\Show_for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1</text:p>
          </table:table-cell>
          <table:table-cell office:value-type="string">
            <text:p>SniffTest - Show Desktop Context Menu for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Webos\Application\Basic_Actions\Show_for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02</text:p>
          </table:table-cell>
          <table:table-cell table:style-name="ce16" office:value-type="string">
            <text:p>SniffTest - Add application on dockb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Add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2</text:p>
          </table:table-cell>
          <table:table-cell table:style-name="ce16" office:value-type="string">
            <text:p>SniffTest - Add application on dockb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Add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2</text:p>
          </table:table-cell>
          <table:table-cell table:style-name="ce16" office:value-type="string">
            <text:p>SniffTest - Add application on dockb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Add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03</text:p>
          </table:table-cell>
          <table:table-cell office:value-type="string">
            <text:p>SniffTest - Add application by right clic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Webos\Application\Basic_Actions\Add by right cli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3</text:p>
          </table:table-cell>
          <table:table-cell office:value-type="string">
            <text:p>SniffTest - Add application by right cli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Webos\Application\Basic_Actions\Add by right cli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3</text:p>
          </table:table-cell>
          <table:table-cell office:value-type="string">
            <text:p>SniffTest - Add application by right clic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Webos\Application\Basic_Actions\Add by right cli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04</text:p>
          </table:table-cell>
          <table:table-cell table:style-name="ce16" office:value-type="string">
            <text:p>SniffTest - Check Close All Application by right click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Close all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4</text:p>
          </table:table-cell>
          <table:table-cell table:style-name="ce16" office:value-type="string">
            <text:p>SniffTest - Check Close All Application by right click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Close all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4</text:p>
          </table:table-cell>
          <table:table-cell table:style-name="ce16" office:value-type="string">
            <text:p>SniffTest - Check Close All Application by right clic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Close all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05</text:p>
          </table:table-cell>
          <table:table-cell office:value-type="string">
            <text:p>SniffTest - Check quit an application by select Quit on dockb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Webos\Application\Basic_Actions\Quit application on dockb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5</text:p>
          </table:table-cell>
          <table:table-cell office:value-type="string">
            <text:p>SniffTest - Check quit an application by select Quit on dockb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Webos\Application\Basic_Actions\Quit application on dockb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5</text:p>
          </table:table-cell>
          <table:table-cell office:value-type="string">
            <text:p>SniffTest - Check quit an application by select Quit on dockb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Webos\Application\Basic_Actions\Quit application on dockb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06</text:p>
          </table:table-cell>
          <table:table-cell table:style-name="ce16" office:value-type="string">
            <text:p>SniffTest - Check quit an application by click (x) at the right top of the application window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Quit application by click at t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6</text:p>
          </table:table-cell>
          <table:table-cell table:style-name="ce16" office:value-type="string">
            <text:p>SniffTest - Check quit an application by click (x) at the right top of the application window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Quit application by click at t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6</text:p>
          </table:table-cell>
          <table:table-cell table:style-name="ce16" office:value-type="string">
            <text:p>SniffTest - Check quit an application by click (x) at the right top of the application window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Quit application by click at t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07</text:p>
          </table:table-cell>
          <table:table-cell office:value-type="string">
            <text:p>SniffTest - Check Remove an application by select Remove from dockb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Webos\Application\Basic_Actions\Remove application form dockb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7</text:p>
          </table:table-cell>
          <table:table-cell office:value-type="string">
            <text:p>SniffTest - Check Remove an application by select Remove from dockb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Webos\Application\Basic_Actions\Remove application form dockb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7</text:p>
          </table:table-cell>
          <table:table-cell office:value-type="string">
            <text:p>SniffTest - Check Remove an application by select Remove from dockb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Webos\Application\Basic_Actions\Remove application form dockb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08</text:p>
          </table:table-cell>
          <table:table-cell table:style-name="ce16" office:value-type="string">
            <text:p>SniffTest - Check status an application ( minimize/maximize/restor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Check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8</text:p>
          </table:table-cell>
          <table:table-cell table:style-name="ce16" office:value-type="string">
            <text:p>SniffTest - Check status an application ( minimize/maximize/restor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Check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8</text:p>
          </table:table-cell>
          <table:table-cell table:style-name="ce16" office:value-type="string">
            <text:p>SniffTest - Check status an application ( minimize/maximize/restor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Check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09</text:p>
          </table:table-cell>
          <table:table-cell office:value-type="string">
            <text:p>SniffTest - Change Page tit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Webos\Application\Basic_Actions\Change page tit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9</text:p>
          </table:table-cell>
          <table:table-cell office:value-type="string">
            <text:p>SniffTest - Change Page titl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Webos\Application\Basic_Actions\Change page tit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9</text:p>
          </table:table-cell>
          <table:table-cell office:value-type="string">
            <text:p>SniffTest - Change Page tit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Webos\Application\Basic_Actions\Change page tit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0</text:p>
          </table:table-cell>
          <table:table-cell table:style-name="ce16" office:value-type="string">
            <text:p>SniffTest - Change background im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Change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0</text:p>
          </table:table-cell>
          <table:table-cell table:style-name="ce16" office:value-type="string">
            <text:p>SniffTest - Change background im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ce16" table:number-columns-repeated="3"/>
          <table:table-cell table:style-name="ce16" office:value-type="string">
            <text:p>Webos\Application\Basic_Actions\Change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0</text:p>
          </table:table-cell>
          <table:table-cell table:style-name="ce16" office:value-type="string">
            <text:p>SniffTest - Change background im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ce16" table:number-columns-repeated="3"/>
          <table:table-cell table:style-name="ce16" office:value-type="string">
            <text:p>Webos\Application\Basic_Actions\Change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11</text:p>
          </table:table-cell>
          <table:table-cell office:value-type="string">
            <text:p>SniffTest - Preview background im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Webos\Application\Basic_Actions\Preview backgrou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1</text:p>
          </table:table-cell>
          <table:table-cell office:value-type="string">
            <text:p>SniffTest - Preview background im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Webos\Application\Basic_Actions\Preview backgrou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1</text:p>
          </table:table-cell>
          <table:table-cell office:value-type="string">
            <text:p>SniffTest - Preview background image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Webos\Application\Basic_Actions\Preview backgrou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2</text:p>
          </table:table-cell>
          <table:table-cell table:style-name="ce16" office:value-type="string">
            <text:p>SniffTest - Check when choose default background im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/>
          <table:table-cell table:style-name="ce16" table:number-columns-repeated="3"/>
          <table:table-cell table:style-name="ce16" office:value-type="string">
            <text:p>Webos\Application\Basic_Actions\Default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2</text:p>
          </table:table-cell>
          <table:table-cell table:style-name="ce16" office:value-type="string">
            <text:p>SniffTest - Check when choose default background im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ce16" table:number-columns-repeated="3"/>
          <table:table-cell table:style-name="ce16" office:value-type="string">
            <text:p>Webos\Application\Basic_Actions\Default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2</text:p>
          </table:table-cell>
          <table:table-cell table:style-name="ce16" office:value-type="string">
            <text:p>SniffTest - Check when choose default background im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ce16" table:number-columns-repeated="3"/>
          <table:table-cell table:style-name="ce16" office:value-type="string">
            <text:p>Webos\Application\Basic_Actions\Default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13</text:p>
          </table:table-cell>
          <table:table-cell office:value-type="string">
            <text:p>SniffTest - Upload im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Webos\Application\Basic_Actions\Upload im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3</text:p>
          </table:table-cell>
          <table:table-cell office:value-type="string">
            <text:p>SniffTest - Upload im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Webos\Application\Basic_Actions\Upload im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3</text:p>
          </table:table-cell>
          <table:table-cell office:value-type="string">
            <text:p>SniffTest - Upload im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Webos\Application\Basic_Actions\Upload im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4</text:p>
          </table:table-cell>
          <table:table-cell table:style-name="ce16" office:value-type="string">
            <text:p>SniffTest - Upload more imag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/>
          <table:table-cell table:style-name="ce16" table:number-columns-repeated="3"/>
          <table:table-cell table:style-name="ce16" office:value-type="string">
            <text:p>Webos\Application\Basic_Actions\Upload mo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4</text:p>
          </table:table-cell>
          <table:table-cell table:style-name="ce16" office:value-type="string">
            <text:p>SniffTest - Upload more imag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ce16" table:number-columns-repeated="3"/>
          <table:table-cell table:style-name="ce16" office:value-type="string">
            <text:p>Webos\Application\Basic_Actions\Upload mo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4</text:p>
          </table:table-cell>
          <table:table-cell table:style-name="ce16" office:value-type="string">
            <text:p>SniffTest - Upload more imag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ce16" table:number-columns-repeated="3"/>
          <table:table-cell table:style-name="ce16" office:value-type="string">
            <text:p>Webos\Application\Basic_Actions\Upload mo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15</text:p>
          </table:table-cell>
          <table:table-cell office:value-type="string">
            <text:p>SniffTest - Upload image over 2MB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Webos\Application\Basic_Actions\Upload over 2M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5</text:p>
          </table:table-cell>
          <table:table-cell office:value-type="string">
            <text:p>SniffTest - Upload image over 2MB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Webos\Application\Basic_Actions\Upload over 2M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5</text:p>
          </table:table-cell>
          <table:table-cell office:value-type="string">
            <text:p>SniffTest - Upload image over 2MB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4"/>
          <table:table-cell office:value-type="string">
            <text:p>Webos\Application\Basic_Actions\Upload over 2M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6</text:p>
          </table:table-cell>
          <table:table-cell table:style-name="ce16" office:value-type="string">
            <text:p>SniffTest - Delete background with confirma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/>
          <table:table-cell table:style-name="ce16" table:number-columns-repeated="3"/>
          <table:table-cell table:style-name="ce16" office:value-type="string">
            <text:p>Webos\Application\Basic_Actions\Delete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6</text:p>
          </table:table-cell>
          <table:table-cell table:style-name="ce16" office:value-type="string">
            <text:p>SniffTest - Delete background with confirm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ce16" table:number-columns-repeated="3"/>
          <table:table-cell table:style-name="ce16" office:value-type="string">
            <text:p>Webos\Application\Basic_Actions\Delete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6</text:p>
          </table:table-cell>
          <table:table-cell table:style-name="ce16" office:value-type="string">
            <text:p>SniffTest - Delete background with confirm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ce16" table:number-columns-repeated="3"/>
          <table:table-cell table:style-name="ce16" office:value-type="string">
            <text:p>Webos\Application\Basic_Actions\Delete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17</text:p>
          </table:table-cell>
          <table:table-cell office:value-type="string">
            <text:p>SniffTest - Check delete all backgrou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Webos\Application\Basic_Actions\Delete a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7</text:p>
          </table:table-cell>
          <table:table-cell office:value-type="string">
            <text:p>SniffTest - Check delete all backgroun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Webos\Application\Basic_Actions\Delete a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7</text:p>
          </table:table-cell>
          <table:table-cell office:value-type="string">
            <text:p>SniffTest - Check delete all background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Webos\Application\Basic_Actions\Delete a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8</text:p>
          </table:table-cell>
          <table:table-cell table:style-name="ce16" office:value-type="string">
            <text:p>SniffTest - Show/Hide applic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Show Hid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8</text:p>
          </table:table-cell>
          <table:table-cell table:style-name="ce16" office:value-type="string">
            <text:p>SniffTest - Show/Hide applic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Show Hid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8</text:p>
          </table:table-cell>
          <table:table-cell table:style-name="ce16" office:value-type="string">
            <text:p>SniffTest - Show/Hide applic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Show Hid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19</text:p>
          </table:table-cell>
          <table:table-cell office:value-type="string">
            <text:p>SniffTest - Check Refresh func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Webos\Application\Basic_Actions\Refres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9</text:p>
          </table:table-cell>
          <table:table-cell office:value-type="string">
            <text:p>SniffTest - Check Refresh func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Webos\Application\Basic_Actions\Refres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9</text:p>
          </table:table-cell>
          <table:table-cell office:value-type="string">
            <text:p>SniffTest - Check Refresh fun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x</text:p>
          </table:table-cell>
          <table:table-cell table:number-columns-repeated="3"/>
          <table:table-cell office:value-type="string">
            <text:p>Webos\Application\Basic_Actions\Refres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_CS_CA_EVENT_06</text:p>
          </table:table-cell>
          <table:table-cell table:style-name="ce16" office:value-type="string">
            <text:p>SniffTest - Manage Eve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table:style-name="ce16" office:value-type="string">
            <text:p>x</text:p>
          </table:table-cell>
          <table:table-cell table:style-name="ce16" office:value-type="string">
            <text:p>CS\Calendar\Manage Ev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_CS_CA_EVENT_06</text:p>
          </table:table-cell>
          <table:table-cell table:style-name="ce16" office:value-type="string">
            <text:p>SniffTest - Manage Even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4"/>
          <table:table-cell table:style-name="ce16" office:value-type="string">
            <text:p>x</text:p>
          </table:table-cell>
          <table:table-cell table:style-name="ce16" office:value-type="string">
            <text:p>CS\Calendar\Manage Ev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_CS_CA_EVENT_06</text:p>
          </table:table-cell>
          <table:table-cell table:style-name="ce16" office:value-type="string">
            <text:p>SniffTest - Manage Ev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4"/>
          <table:table-cell table:style-name="ce16" office:value-type="string">
            <text:p>x</text:p>
          </table:table-cell>
          <table:table-cell table:style-name="ce16" office:value-type="string">
            <text:p>CS\Calendar\Manage Event</text:p>
          </table:table-cell>
          <table:table-cell table:style-name="ce16" table:number-columns-repeated="5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27/04/2012</text:date>, <text:time>09:4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7T09:45:37.03</dc:date>
    <meta:editing-duration>PT2H24M55S</meta:editing-duration>
    <meta:editing-cycles>21</meta:editing-cycles>
    <meta:generator>OpenOffice.org/3.3$Win32 OpenOffice.org_project/330m20$Build-9567</meta:generator>
    <meta:document-statistic meta:table-count="2" meta:cell-count="5337" meta:object-count="0"/>
    <meta:user-defined meta:name="Info 1"/>
    <meta:user-defined meta:name="Info 2"/>
    <meta:user-defined meta:name="Info 3"/>
    <meta:user-defined meta:name="Info 4"/>
  </office:meta>
</office:document-meta>
</file>